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left" draw:textarea-vertical-align="top" draw:auto-grow-height="false"/>
    </style:style>
    <style:style style:name="gr2" style:family="graphic" style:parent-style-name="standard">
      <style:graphic-properties draw:fill="solid" draw:fill-color="#ffffff" draw:textarea-horizontal-align="center" draw:textarea-vertical-align="middle" draw:auto-grow-height="false"/>
    </style:style>
    <style:style style:name="gr3" style:family="graphic" style:parent-style-name="standard">
      <style:graphic-properties draw:fill="solid" draw:fill-color="#ccccff" draw:textarea-horizontal-align="left" draw:textarea-vertical-align="top" draw:auto-grow-height="false"/>
    </style:style>
    <style:style style:name="gr4" style:family="graphic" style:parent-style-name="standard">
      <style:graphic-properties draw:fill="solid" draw:fill-color="#e6e6e6" draw:textarea-horizontal-align="left" draw:textarea-vertical-align="top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89cm" svg:height="27.74cm" svg:x="0.01cm" svg:y="0.005cm">
          <text:p text:style-name="P1">supervised_euclidean_machin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.791cm" svg:height="1.01cm" svg:x="0.545cm" svg:y="1.175cm">
          <text:p text:style-name="P1">euclidean_modul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.34cm" svg:height="23.965cm" svg:x="0.54cm" svg:y="3.045cm">
          <text:p text:style-name="P1">lenet7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2.065cm" svg:height="5.415cm" svg:x="1.18cm" svg:y="3.95cm">
          <text:p text:style-name="P1">nn_layer_full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2.065cm" svg:height="5.415cm" svg:x="1.18cm" svg:y="14.78cm">
          <text:p text:style-name="P1">nn_layer_subsampling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2.065cm" svg:height="5.415cm" svg:x="1.18cm" svg:y="20.96cm">
          <text:p text:style-name="P1">nn_layer_convolution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7.185cm" svg:y1="30.185cm" svg:x2="17.185cm" svg:y2="2.245cm">
          <text:p text:style-name="P3"/>
        </draw:line>
        <draw:custom-shape draw:style-name="gr6" draw:text-style-name="P1" draw:layer="layout" svg:width="5.715cm" svg:height="5.715cm" svg:x="14.245cm" svg:y="28.28cm">
          <text:p text:style-name="P1">Label</text:p>
          <text:p text:style-name="P1">e.g. plane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4.185cm" svg:y1="30.185cm" svg:x2="4.185cm" svg:y2="2.245cm">
          <text:p text:style-name="P3"/>
        </draw:line>
        <draw:custom-shape draw:style-name="gr7" draw:text-style-name="P1" draw:layer="layout" svg:width="8.255cm" svg:height="5.715cm" svg:x="0.05cm" svg:y="28.28cm">
          <text:p text:style-name="P1">Input images</text:p>
          <draw:enhanced-geometry svg:viewBox="0 0 21600 21600" draw:type="rectangle" draw:enhanced-path="M 0 0 L 21600 0 21600 21600 0 21600 0 0 Z N"/>
        </draw:custom-shape>
        <draw:frame draw:style-name="gr8" draw:layer="layout" svg:width="1.946cm" svg:height="1.038cm" svg:x="1.973cm" svg:y="2.045cm">
          <draw:text-box>
            <text:p text:style-name="P3">fprop</text:p>
          </draw:text-box>
        </draw:frame>
        <draw:line draw:style-name="gr9" draw:text-style-name="P2" draw:layer="layout" svg:x1="8.685cm" svg:y1="25.105cm" svg:x2="8.685cm" svg:y2="2.245cm">
          <text:p text:style-name="P3"/>
        </draw:line>
        <draw:custom-shape draw:style-name="gr6" draw:text-style-name="P1" draw:layer="layout" svg:width="10.341cm" svg:height="0.797cm" svg:x="2.042cm" svg:y="23.5cm">
          <text:p text:style-name="P1">add_c_modul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0.341cm" svg:height="0.797cm" svg:x="2.042cm" svg:y="24.901cm">
          <text:p text:style-name="P1">convolution_module_2D_replicabl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0.341cm" svg:height="0.797cm" svg:x="2.042cm" svg:y="22.102cm">
          <text:p text:style-name="P1">tanh_modul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2.065cm" svg:height="0.97cm" svg:x="1.18cm" svg:y="10.085cm">
          <text:p text:style-name="P1">nn_layer_convolutio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2.065cm" svg:height="0.97cm" svg:x="1.18cm" svg:y="13.185cm">
          <text:p text:style-name="P1">nn_layer_convolutio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2.065cm" svg:height="0.97cm" svg:x="1.18cm" svg:y="11.685cm">
          <text:p text:style-name="P1">nn_layer_subsampling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0.343cm" svg:height="0.797cm" svg:x="2.041cm" svg:y="6.69cm">
          <text:p text:style-name="P1">add_c_modul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0.343cm" svg:height="0.797cm" svg:x="2.041cm" svg:y="8.091cm">
          <text:p text:style-name="P1">linear_modul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0.343cm" svg:height="0.797cm" svg:x="2.041cm" svg:y="5.292cm">
          <text:p text:style-name="P1">tanh_modul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0.341cm" svg:height="0.797cm" svg:x="2.042cm" svg:y="17.32cm">
          <text:p text:style-name="P1">add_c_modul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0.341cm" svg:height="0.797cm" svg:x="2.042cm" svg:y="18.721cm">
          <text:p text:style-name="P1">subsampling_module_2D_replicabl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0.341cm" svg:height="0.797cm" svg:x="2.042cm" svg:y="15.922cm">
          <text:p text:style-name="P1">tanh_module</text:p>
          <draw:enhanced-geometry svg:viewBox="0 0 21600 21600" draw:type="rectangle" draw:enhanced-path="M 0 0 L 21600 0 21600 21600 0 21600 0 0 Z N"/>
        </draw:custom-shape>
        <draw:frame draw:style-name="gr8" draw:layer="layout" svg:width="2.119cm" svg:height="1.038cm" svg:x="6.473cm" svg:y="2.045cm">
          <draw:text-box>
            <text:p text:style-name="P3">bprop</text:p>
          </draw:text-box>
        </draw:frame>
        <draw:frame draw:style-name="gr8" draw:text-style-name="P4" draw:layer="layout" svg:width="2.653cm" svg:height="0.78cm" svg:x="1.591cm" svg:y="9.319cm">
          <draw:text-box>
            <text:p text:style-name="P4">state_idx::x</text:p>
          </draw:text-box>
        </draw:frame>
        <draw:frame draw:style-name="gr8" draw:text-style-name="P4" draw:layer="layout" svg:width="2.653cm" svg:height="0.78cm" svg:x="1.592cm" svg:y="7.383cm">
          <draw:text-box>
            <text:p text:style-name="P4">state_idx::x</text:p>
          </draw:text-box>
        </draw:frame>
        <draw:frame draw:style-name="gr8" draw:text-style-name="P4" draw:layer="layout" svg:width="2.653cm" svg:height="0.78cm" svg:x="1.592cm" svg:y="6.009cm">
          <draw:text-box>
            <text:p text:style-name="P4">state_idx::x</text:p>
          </draw:text-box>
        </draw:frame>
        <draw:frame draw:style-name="gr8" draw:text-style-name="P4" draw:layer="layout" svg:width="2.653cm" svg:height="0.78cm" svg:x="1.592cm" svg:y="4.683cm">
          <draw:text-box>
            <text:p text:style-name="P4">state_idx::x</text:p>
          </draw:text-box>
        </draw:frame>
        <draw:frame draw:style-name="gr8" draw:text-style-name="P4" draw:layer="layout" svg:width="2.653cm" svg:height="0.78cm" svg:x="1.592cm" svg:y="11.001cm">
          <draw:text-box>
            <text:p text:style-name="P4">state_idx::x</text:p>
          </draw:text-box>
        </draw:frame>
        <draw:frame draw:style-name="gr8" draw:text-style-name="P4" draw:layer="layout" svg:width="2.653cm" svg:height="0.78cm" svg:x="1.593cm" svg:y="12.519cm">
          <draw:text-box>
            <text:p text:style-name="P4">state_idx::x</text:p>
          </draw:text-box>
        </draw:frame>
        <draw:frame draw:style-name="gr8" draw:text-style-name="P4" draw:layer="layout" svg:width="2.653cm" svg:height="0.78cm" svg:x="1.594cm" svg:y="14.083cm">
          <draw:text-box>
            <text:p text:style-name="P4">state_idx::x</text:p>
          </draw:text-box>
        </draw:frame>
        <draw:frame draw:style-name="gr8" draw:text-style-name="P4" draw:layer="layout" svg:width="2.653cm" svg:height="0.78cm" svg:x="1.595cm" svg:y="16.619cm">
          <draw:text-box>
            <text:p text:style-name="P4">state_idx::x</text:p>
          </draw:text-box>
        </draw:frame>
        <draw:frame draw:style-name="gr8" draw:text-style-name="P4" draw:layer="layout" svg:width="2.653cm" svg:height="0.78cm" svg:x="1.596cm" svg:y="18.019cm">
          <draw:text-box>
            <text:p text:style-name="P4">state_idx::x</text:p>
          </draw:text-box>
        </draw:frame>
        <draw:frame draw:style-name="gr8" draw:text-style-name="P4" draw:layer="layout" svg:width="2.653cm" svg:height="0.78cm" svg:x="1.597cm" svg:y="20.201cm">
          <draw:text-box>
            <text:p text:style-name="P4">state_idx::x</text:p>
          </draw:text-box>
        </draw:frame>
        <draw:frame draw:style-name="gr8" draw:text-style-name="P4" draw:layer="layout" svg:width="2.653cm" svg:height="0.78cm" svg:x="1.598cm" svg:y="22.801cm">
          <draw:text-box>
            <text:p text:style-name="P4">state_idx::x</text:p>
          </draw:text-box>
        </draw:frame>
        <draw:frame draw:style-name="gr8" draw:text-style-name="P4" draw:layer="layout" svg:width="2.653cm" svg:height="0.78cm" svg:x="1.599cm" svg:y="24.201cm">
          <draw:text-box>
            <text:p text:style-name="P4">state_idx::x</text:p>
          </draw:text-box>
        </draw:frame>
        <draw:frame draw:style-name="gr8" draw:text-style-name="P4" draw:layer="layout" svg:width="2.653cm" svg:height="0.78cm" svg:x="1.6cm" svg:y="26.301cm">
          <draw:text-box>
            <text:p text:style-name="P4">state_idx::x</text:p>
          </draw:text-box>
        </draw:frame>
        <draw:frame draw:style-name="gr8" draw:text-style-name="P4" draw:layer="layout" svg:width="2.89cm" svg:height="0.78cm" svg:x="8.793cm" svg:y="4.683cm">
          <draw:text-box>
            <text:p text:style-name="P4">state_idx::dx</text:p>
          </draw:text-box>
        </draw:frame>
        <draw:frame draw:style-name="gr8" draw:text-style-name="P4" draw:layer="layout" svg:width="2.89cm" svg:height="0.78cm" svg:x="8.793cm" svg:y="6.019cm">
          <draw:text-box>
            <text:p text:style-name="P4">state_idx::dx</text:p>
          </draw:text-box>
        </draw:frame>
        <draw:frame draw:style-name="gr8" draw:text-style-name="P4" draw:layer="layout" svg:width="2.89cm" svg:height="0.78cm" svg:x="8.793cm" svg:y="7.401cm">
          <draw:text-box>
            <text:p text:style-name="P4">state_idx::dx</text:p>
          </draw:text-box>
        </draw:frame>
        <draw:frame draw:style-name="gr8" draw:text-style-name="P4" draw:layer="layout" svg:width="2.89cm" svg:height="0.78cm" svg:x="8.793cm" svg:y="9.301cm">
          <draw:text-box>
            <text:p text:style-name="P4">state_idx::dx</text:p>
          </draw:text-box>
        </draw:frame>
        <draw:frame draw:style-name="gr8" draw:text-style-name="P4" draw:layer="layout" svg:width="2.89cm" svg:height="0.78cm" svg:x="8.793cm" svg:y="10.965cm">
          <draw:text-box>
            <text:p text:style-name="P4">state_idx::dx</text:p>
          </draw:text-box>
        </draw:frame>
        <draw:frame draw:style-name="gr8" draw:text-style-name="P4" draw:layer="layout" svg:width="2.89cm" svg:height="0.78cm" svg:x="8.793cm" svg:y="12.501cm">
          <draw:text-box>
            <text:p text:style-name="P4">state_idx::dx</text:p>
          </draw:text-box>
        </draw:frame>
        <draw:frame draw:style-name="gr8" draw:text-style-name="P4" draw:layer="layout" svg:width="2.89cm" svg:height="0.78cm" svg:x="8.793cm" svg:y="14.083cm">
          <draw:text-box>
            <text:p text:style-name="P4">state_idx::dx</text:p>
          </draw:text-box>
        </draw:frame>
        <draw:frame draw:style-name="gr8" draw:text-style-name="P4" draw:layer="layout" svg:width="2.89cm" svg:height="0.78cm" svg:x="8.793cm" svg:y="16.647cm">
          <draw:text-box>
            <text:p text:style-name="P4">state_idx::dx</text:p>
          </draw:text-box>
        </draw:frame>
        <draw:frame draw:style-name="gr8" draw:text-style-name="P4" draw:layer="layout" svg:width="2.89cm" svg:height="0.78cm" svg:x="8.793cm" svg:y="18.047cm">
          <draw:text-box>
            <text:p text:style-name="P4">state_idx::dx</text:p>
          </draw:text-box>
        </draw:frame>
        <draw:frame draw:style-name="gr8" draw:text-style-name="P4" draw:layer="layout" svg:width="2.89cm" svg:height="0.78cm" svg:x="8.793cm" svg:y="20.183cm">
          <draw:text-box>
            <text:p text:style-name="P4">state_idx::dx</text:p>
          </draw:text-box>
        </draw:frame>
        <draw:frame draw:style-name="gr8" draw:text-style-name="P4" draw:layer="layout" svg:width="2.89cm" svg:height="0.78cm" svg:x="8.793cm" svg:y="22.783cm">
          <draw:text-box>
            <text:p text:style-name="P4">state_idx::dx</text:p>
          </draw:text-box>
        </draw:frame>
        <draw:frame draw:style-name="gr8" draw:text-style-name="P4" draw:layer="layout" svg:width="2.89cm" svg:height="0.78cm" svg:x="8.793cm" svg:y="24.183cm">
          <draw:text-box>
            <text:p text:style-name="P4">state_idx::d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939cm" fo:page-height="34.06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pierre</meta:initial-creator>
    <meta:creation-date>2009-03-30T19:21:55</meta:creation-date>
    <dc:creator>pierre</dc:creator>
    <dc:date>2009-03-31T10:09:58</dc:date>
    <meta:editing-cycles>3</meta:editing-cycles>
    <meta:editing-duration>PT33M8S</meta:editing-duration>
    <meta:user-defined meta:name="Info 1"/>
    <meta:user-defined meta:name="Info 2"/>
    <meta:user-defined meta:name="Info 3"/>
    <meta:user-defined meta:name="Info 4"/>
    <meta:document-statistic meta:object-count="50"/>
  </office:meta>
</office:document-meta>
</file>